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0000000800D04E91C.png" manifest:media-type="image/png"/>
  <manifest:file-entry manifest:full-path="Pictures/100002010000008000000080BDDB734F.png" manifest:media-type="image/png"/>
  <manifest:file-entry manifest:full-path="Pictures/100002010000004B00000080B5A7E08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Ubuntu Mono" svg:font-family="'Ubuntu Mono'" style:font-pitch="fixed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line-height="100%" fo:text-align="center" style:justify-single-word="false" style:page-number="auto" fo:background-color="transparent" style:shadow="none">
        <style:tab-stops/>
        <style:background-image/>
      </style:paragraph-properties>
      <style:text-properties officeooo:paragraph-rsid="0044c685"/>
    </style:style>
    <style:style style:name="P2" style:family="paragraph" style:parent-style-name="Text_20_body">
      <style:paragraph-properties fo:line-height="100%" fo:text-align="center" style:justify-single-word="false" fo:background-color="transparent" style:shadow="none">
        <style:tab-stops/>
        <style:background-image/>
      </style:paragraph-properties>
      <style:text-properties officeooo:paragraph-rsid="004ea954"/>
    </style:style>
    <style:style style:name="P3" style:family="paragraph" style:parent-style-name="Normal1">
      <style:text-properties style:font-name="Arial" fo:font-size="12pt" officeooo:paragraph-rsid="00223889" style:font-size-asian="12pt" style:font-size-complex="12pt"/>
    </style:style>
    <style:style style:name="P4" style:family="paragraph" style:parent-style-name="Normal1">
      <style:text-properties style:font-name="Ubuntu Mono" fo:font-size="12pt" officeooo:rsid="001d0221" officeooo:paragraph-rsid="001d0221" style:font-size-asian="12pt" style:font-size-complex="12pt"/>
    </style:style>
    <style:style style:name="P5" style:family="paragraph" style:parent-style-name="Normal1">
      <style:text-properties style:font-name="Ubuntu Mono" fo:font-size="12pt" officeooo:rsid="001d0221" officeooo:paragraph-rsid="00790769" style:font-size-asian="12pt" style:font-size-complex="12pt"/>
    </style:style>
    <style:style style:name="P6" style:family="paragraph" style:parent-style-name="Normal1">
      <style:text-properties style:font-name="Ubuntu Mono" fo:font-size="12pt" officeooo:rsid="001d0221" officeooo:paragraph-rsid="007aa2c8" style:font-size-asian="12pt" style:font-size-complex="12pt"/>
    </style:style>
    <style:style style:name="P7" style:family="paragraph" style:parent-style-name="Normal1">
      <style:text-properties style:font-name="Ubuntu Mono" fo:font-size="12pt" officeooo:paragraph-rsid="001d0221" style:font-size-asian="12pt" style:font-size-complex="12pt"/>
    </style:style>
    <style:style style:name="P8" style:family="paragraph" style:parent-style-name="Normal1">
      <style:paragraph-properties fo:text-align="center" style:justify-single-word="false"/>
      <style:text-properties style:font-name="Ubuntu Mono" fo:font-size="12pt" style:font-size-asian="12pt" style:font-size-complex="12pt"/>
    </style:style>
    <style:style style:name="P9" style:family="paragraph" style:parent-style-name="Normal1">
      <style:paragraph-properties fo:line-height="150%" fo:text-align="center" style:justify-single-word="false"/>
      <style:text-properties style:font-name="Ubuntu Mono" fo:font-size="12pt" officeooo:paragraph-rsid="003eab02" style:font-size-asian="12pt" style:font-size-complex="12pt"/>
    </style:style>
    <style:style style:name="P10" style:family="paragraph" style:parent-style-name="Normal1">
      <style:text-properties style:font-name="Ubuntu Mono" fo:font-size="12pt" officeooo:paragraph-rsid="007c0792" style:font-size-asian="12pt" style:font-size-complex="12pt"/>
    </style:style>
    <style:style style:name="P11" style:family="paragraph" style:parent-style-name="Normal1">
      <style:text-properties style:font-name="Ubuntu Mono" fo:font-size="12pt" style:font-name-asian="Times New Roman" style:font-size-asian="12pt" style:font-name-complex="Times New Roman" style:font-size-complex="12pt"/>
    </style:style>
    <style:style style:name="P12" style:family="paragraph" style:parent-style-name="Normal1">
      <style:text-properties style:font-name="Ubuntu Mono" fo:font-size="12pt" officeooo:rsid="001d0221" officeooo:paragraph-rsid="00790769" style:font-name-asian="Times New Roman" style:font-size-asian="12pt" style:font-name-complex="Times New Roman" style:font-size-complex="12pt"/>
    </style:style>
    <style:style style:name="P13" style:family="paragraph" style:parent-style-name="Normal1">
      <style:text-properties style:font-name="Ubuntu Mono" fo:font-size="12pt" officeooo:rsid="001f41af" officeooo:paragraph-rsid="007c0792" style:font-name-asian="Times New Roman" style:font-size-asian="12pt" style:font-name-complex="Times New Roman" style:font-size-complex="12pt"/>
    </style:style>
    <style:style style:name="P14" style:family="paragraph" style:parent-style-name="Normal1">
      <style:text-properties style:font-name="Ubuntu Mono" fo:font-size="12pt" fo:font-weight="bold" officeooo:rsid="001d0221" officeooo:paragraph-rsid="00790769" style:font-size-asian="12pt" style:font-weight-asian="bold" style:font-size-complex="12pt" style:font-weight-complex="bold"/>
    </style:style>
    <style:style style:name="P15" style:family="paragraph" style:parent-style-name="Normal1">
      <style:paragraph-properties fo:margin-left="1.27cm" fo:margin-right="0cm" fo:text-indent="0cm" style:auto-text-indent="false"/>
      <style:text-properties style:font-name="Ubuntu Mono" fo:font-size="12pt" style:font-name-asian="Times New Roman" style:font-size-asian="12pt" style:font-name-complex="Times New Roman" style:font-size-complex="12pt"/>
    </style:style>
    <style:style style:name="P16" style:family="paragraph" style:parent-style-name="Normal1">
      <style:paragraph-properties fo:margin-left="1.251cm" fo:margin-right="0cm" fo:text-indent="-1.251cm" style:auto-text-indent="false"/>
      <style:text-properties style:font-name="Arial" fo:font-size="12pt" style:font-name-asian="Times New Roman" style:font-size-asian="12pt" style:font-name-complex="Times New Roman" style:font-size-complex="12pt"/>
    </style:style>
    <style:style style:name="P17" style:family="paragraph" style:parent-style-name="Text_20_body">
      <style:text-properties style:font-name="Ubuntu Mono" fo:font-size="12pt" officeooo:rsid="000c7d6f" style:font-size-asian="12pt" style:font-size-complex="12pt"/>
    </style:style>
    <style:style style:name="P18" style:family="paragraph" style:parent-style-name="Text_20_body">
      <style:paragraph-properties fo:line-height="100%" fo:text-align="center" style:justify-single-word="false"/>
      <style:text-properties fo:color="#0000ff" style:font-name="Ubuntu Mono" fo:font-size="12pt" style:text-underline-style="none" officeooo:rsid="000b9870" officeooo:paragraph-rsid="004ea954" style:font-size-asian="12pt" style:font-size-complex="12pt"/>
    </style:style>
    <style:style style:name="P19" style:family="paragraph" style:parent-style-name="Text_20_body">
      <style:paragraph-properties fo:text-align="center" style:justify-single-word="false"/>
      <style:text-properties fo:color="#0000ff" style:font-name="Arial" fo:font-size="12pt" style:text-underline-style="none" officeooo:rsid="000b9870" officeooo:paragraph-rsid="00134f39" style:font-size-asian="12pt" style:font-size-complex="12pt"/>
    </style:style>
    <style:style style:name="P20" style:family="paragraph" style:parent-style-name="Frame_20_contents">
      <style:text-properties fo:color="#ffffff" style:font-name="Ubuntu Mono" fo:font-size="16pt" fo:font-weight="bold" officeooo:paragraph-rsid="00223602" style:font-size-asian="16pt" style:font-weight-asian="bold" style:font-size-complex="16pt"/>
    </style:style>
    <style:style style:name="P21" style:family="paragraph" style:parent-style-name="Frame_20_contents">
      <style:text-properties fo:color="#ffffff" style:font-name="Ubuntu Mono" fo:font-size="16pt" fo:font-weight="bold" officeooo:rsid="00099d8e" officeooo:paragraph-rsid="00223602" style:font-size-asian="16pt" style:font-weight-asian="bold" style:font-size-complex="16pt"/>
    </style:style>
    <style:style style:name="P22" style:family="paragraph" style:parent-style-name="Frame_20_contents">
      <style:text-properties fo:color="#ffffff" style:font-name="Ubuntu Mono" fo:font-size="16pt" fo:font-weight="bold" officeooo:rsid="00099d8e" officeooo:paragraph-rsid="00099d8e" style:font-size-asian="16pt" style:font-weight-asian="bold" style:font-size-complex="16pt"/>
    </style:style>
    <style:style style:name="P23" style:family="paragraph" style:parent-style-name="Frame_20_contents">
      <style:text-properties fo:color="#ffffff" style:font-name="Ubuntu Mono" fo:font-size="16pt" fo:font-weight="bold" officeooo:rsid="0030784f" officeooo:paragraph-rsid="0030784f" style:font-size-asian="16pt" style:font-weight-asian="bold" style:font-size-complex="16pt"/>
    </style:style>
    <style:style style:name="P24" style:family="paragraph" style:parent-style-name="Normal1">
      <style:paragraph-properties fo:margin-left="0cm" fo:margin-right="0cm" fo:text-indent="0cm" style:auto-text-indent="false"/>
      <style:text-properties style:font-name="Arial" fo:font-size="12pt" officeooo:paragraph-rsid="00326116" style:font-name-asian="Times New Roman" style:font-size-asian="12pt" style:font-name-complex="Times New Roman" style:font-size-complex="12pt"/>
    </style:style>
    <style:style style:name="P25" style:family="paragraph" style:parent-style-name="Normal1" style:master-page-name="Standard">
      <style:paragraph-properties fo:text-align="center" style:justify-single-word="false" style:page-number="auto"/>
      <style:text-properties style:font-name="Ubuntu Mono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26" style:family="paragraph" style:parent-style-name="Normal1" style:list-style-name="L1">
      <style:paragraph-properties fo:line-height="150%"/>
      <style:text-properties officeooo:paragraph-rsid="00326116"/>
    </style:style>
    <style:style style:name="P27" style:family="paragraph" style:parent-style-name="Normal1" style:list-style-name="L1">
      <style:paragraph-properties fo:line-height="150%"/>
      <style:text-properties fo:font-weight="normal" officeooo:paragraph-rsid="00326116" style:font-weight-asian="normal" style:font-weight-complex="normal"/>
    </style:style>
    <style:style style:name="P28" style:family="paragraph" style:parent-style-name="Normal1" style:list-style-name="WWNum6">
      <style:text-properties officeooo:paragraph-rsid="006bc874"/>
    </style:style>
    <style:style style:name="P29" style:family="paragraph" style:parent-style-name="Normal1" style:list-style-name="WWNum6">
      <style:text-properties officeooo:paragraph-rsid="006dbacb"/>
    </style:style>
    <style:style style:name="P30" style:family="paragraph" style:parent-style-name="Normal1" style:list-style-name="WWNum6">
      <style:paragraph-properties fo:line-height="0.499cm"/>
      <style:text-properties officeooo:paragraph-rsid="00878d5e"/>
    </style:style>
    <style:style style:name="P31" style:family="paragraph" style:parent-style-name="Normal1" style:list-style-name="WWNum6">
      <style:text-properties officeooo:rsid="005e40ad" officeooo:paragraph-rsid="0069cb1e"/>
    </style:style>
    <style:style style:name="P32" style:family="paragraph" style:parent-style-name="Normal1" style:list-style-name="WWNum6">
      <style:text-properties officeooo:rsid="00287939" officeooo:paragraph-rsid="0069cb1e"/>
    </style:style>
    <style:style style:name="P33" style:family="paragraph" style:parent-style-name="Normal1" style:list-style-name="WWNum6">
      <style:text-properties style:font-name="Ubuntu Mono" fo:font-size="12pt" officeooo:rsid="0029c6b8" officeooo:paragraph-rsid="0067b4cb" style:font-size-asian="12pt" style:font-size-complex="12pt"/>
    </style:style>
    <style:style style:name="P34" style:family="paragraph" style:parent-style-name="Normal1" style:list-style-name="WWNum6">
      <style:text-properties officeooo:rsid="002bba3b" officeooo:paragraph-rsid="006dbacb"/>
    </style:style>
    <style:style style:name="P35" style:family="paragraph" style:parent-style-name="Normal1" style:list-style-name="WWNum6">
      <style:paragraph-properties fo:margin-top="0cm" fo:margin-bottom="0cm" loext:contextual-spacing="true"/>
      <style:text-properties style:font-name="Ubuntu Mono" officeooo:rsid="00a43455" officeooo:paragraph-rsid="00a43455"/>
    </style:style>
    <style:style style:name="P36" style:family="paragraph" style:parent-style-name="Normal1" style:list-style-name="WWNum6">
      <style:paragraph-properties fo:margin-top="0cm" fo:margin-bottom="0cm" loext:contextual-spacing="true"/>
      <style:text-properties style:font-name="Ubuntu Mono" officeooo:rsid="00880c7a" officeooo:paragraph-rsid="00880c7a"/>
    </style:style>
    <style:style style:name="P37" style:family="paragraph" style:parent-style-name="Normal1" style:list-style-name="WWNum6">
      <style:paragraph-properties fo:margin-top="0cm" fo:margin-bottom="0cm" loext:contextual-spacing="true"/>
      <style:text-properties style:font-name="Ubuntu Mono" officeooo:rsid="0089a1d2" officeooo:paragraph-rsid="0089a1d2"/>
    </style:style>
    <style:style style:name="P38" style:family="paragraph" style:parent-style-name="Normal1" style:list-style-name="WWNum6">
      <style:paragraph-properties fo:margin-top="0cm" fo:margin-bottom="0cm" loext:contextual-spacing="true"/>
      <style:text-properties style:font-name="Ubuntu Mono" officeooo:rsid="008aca34" officeooo:paragraph-rsid="008aca34"/>
    </style:style>
    <style:style style:name="P39" style:family="paragraph" style:parent-style-name="Normal1" style:list-style-name="WWNum6">
      <style:paragraph-properties fo:margin-top="0cm" fo:margin-bottom="0cm" loext:contextual-spacing="true"/>
      <style:text-properties style:font-name="Ubuntu Mono" officeooo:rsid="008c8b0d" officeooo:paragraph-rsid="008c8b0d"/>
    </style:style>
    <style:style style:name="P40" style:family="paragraph" style:parent-style-name="Normal1" style:list-style-name="WWNum6">
      <style:paragraph-properties fo:margin-top="0cm" fo:margin-bottom="0cm" loext:contextual-spacing="true"/>
      <style:text-properties style:font-name="Ubuntu Mono" officeooo:paragraph-rsid="0086bea8"/>
    </style:style>
    <style:style style:name="P41" style:family="paragraph" style:parent-style-name="Normal1" style:list-style-name="WWNum6">
      <style:paragraph-properties fo:margin-top="0cm" fo:margin-bottom="0cm" loext:contextual-spacing="true"/>
      <style:text-properties officeooo:paragraph-rsid="0069cb1e"/>
    </style:style>
    <style:style style:name="T1" style:family="text">
      <style:text-properties fo:color="#0000ff" style:font-name="Ubuntu Mono" fo:font-size="12pt" style:text-underline-style="none" style:font-size-asian="12pt" style:font-size-complex="12pt"/>
    </style:style>
    <style:style style:name="T2" style:family="text">
      <style:text-properties fo:color="#0000ff" style:font-name="Ubuntu Mono" fo:font-size="12pt" style:text-underline-style="none" fo:font-weight="bold" officeooo:rsid="004ea954" style:font-size-asian="12pt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80baa" style:font-weight-asian="bold" style:font-weight-complex="bold"/>
    </style:style>
    <style:style style:name="T5" style:family="text">
      <style:text-properties fo:font-weight="bold" officeooo:rsid="005fd1ee" style:font-name-asian="Times New Roman" style:font-weight-asian="bold" style:font-name-complex="Times New Roman" style:font-weight-complex="bold"/>
    </style:style>
    <style:style style:name="T6" style:family="text">
      <style:text-properties fo:language="en" fo:country="IN" style:font-name-asian="Times New Roman" style:language-asian="en" style:country-asian="IN" style:font-name-complex="Times New Roman"/>
    </style:style>
    <style:style style:name="T7" style:family="text">
      <style:text-properties fo:language="en" fo:country="IN" fo:font-weight="bold" style:font-name-asian="Times New Roman" style:language-asian="en" style:country-asian="IN" style:font-weight-asian="bold" style:font-name-complex="Times New Roman" style:font-weight-complex="bold"/>
    </style:style>
    <style:style style:name="T8" style:family="text">
      <style:text-properties style:font-name-asian="Times New Roman" style:font-name-complex="Times New Roman"/>
    </style:style>
    <style:style style:name="T9" style:family="text">
      <style:text-properties officeooo:rsid="001d80f2" style:font-name-asian="Times New Roman" style:font-name-complex="Times New Roman"/>
    </style:style>
    <style:style style:name="T10" style:family="text">
      <style:text-properties officeooo:rsid="001d0221" style:font-name-asian="Times New Roman" style:font-name-complex="Times New Roman"/>
    </style:style>
    <style:style style:name="T11" style:family="text">
      <style:text-properties officeooo:rsid="001f41af" style:font-name-asian="Times New Roman" style:font-name-complex="Times New Roman"/>
    </style:style>
    <style:style style:name="T12" style:family="text">
      <style:text-properties officeooo:rsid="005fd1ee" style:font-name-asian="Times New Roman" style:font-name-complex="Times New Roman"/>
    </style:style>
    <style:style style:name="T13" style:family="text">
      <style:text-properties officeooo:rsid="0061fd03" style:font-name-asian="Times New Roman" style:font-name-complex="Times New Roman"/>
    </style:style>
    <style:style style:name="T14" style:family="text">
      <style:text-properties style:font-name="Ubuntu Mono"/>
    </style:style>
    <style:style style:name="T15" style:family="text">
      <style:text-properties style:font-name="Ubuntu Mono" officeooo:rsid="005e40ad"/>
    </style:style>
    <style:style style:name="T16" style:family="text">
      <style:text-properties style:font-name="Ubuntu Mono" style:text-underline-style="solid" style:text-underline-width="auto" style:text-underline-color="font-color" officeooo:rsid="005e40ad"/>
    </style:style>
    <style:style style:name="T17" style:family="text">
      <style:text-properties style:font-name="Ubuntu Mono" fo:font-size="12pt" style:text-underline-style="none" fo:font-weight="bold" style:font-size-asian="12pt" style:font-weight-asian="bold" style:font-size-complex="12pt" style:font-weight-complex="bold"/>
    </style:style>
    <style:style style:name="T18" style:family="text">
      <style:text-properties style:font-name="Ubuntu Mono" fo:font-size="12pt" style:text-underline-style="none" fo:font-weight="bold" officeooo:rsid="005a7323" style:font-size-asian="12pt" style:font-weight-asian="bold" style:font-size-complex="12pt" style:font-weight-complex="bold"/>
    </style:style>
    <style:style style:name="T19" style:family="text">
      <style:text-properties style:font-name="Ubuntu Mono" fo:font-size="12pt" style:text-underline-style="none" fo:font-weight="bold" officeooo:rsid="0029c6b8" style:font-size-asian="12pt" style:font-weight-asian="bold" style:font-size-complex="12pt" style:font-weight-complex="bold"/>
    </style:style>
    <style:style style:name="T20" style:family="text">
      <style:text-properties style:font-name="Ubuntu Mono" fo:font-size="12pt" style:text-underline-style="none" fo:font-weight="bold" officeooo:rsid="00563494" style:font-size-asian="12pt" style:font-weight-asian="bold" style:font-size-complex="12pt" style:font-weight-complex="bold"/>
    </style:style>
    <style:style style:name="T21" style:family="text">
      <style:text-properties style:font-name="Ubuntu Mono" fo:font-size="12pt" style:text-underline-style="none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2" style:family="text">
      <style:text-properties style:font-name="Ubuntu Mono" fo:font-size="12pt" style:text-underline-style="none" fo:font-weight="bold" officeooo:rsid="00563494" style:font-name-asian="Times New Roman" style:font-size-asian="12pt" style:font-weight-asian="bold" style:font-name-complex="Times New Roman" style:font-size-complex="12pt" style:font-weight-complex="bold"/>
    </style:style>
    <style:style style:name="T23" style:family="text">
      <style:text-properties style:font-name="Ubuntu Mono" fo:font-size="12pt" style:text-underline-style="none" fo:font-weight="bold" officeooo:rsid="0059292c" style:font-name-asian="Times New Roman" style:font-size-asian="12pt" style:font-weight-asian="bold" style:font-name-complex="Times New Roman" style:font-size-complex="12pt" style:font-weight-complex="bold"/>
    </style:style>
    <style:style style:name="T24" style:family="text">
      <style:text-properties style:font-name="Ubuntu Mono" fo:font-size="12pt" style:text-underline-style="none" style:font-size-asian="12pt" style:font-size-complex="12pt"/>
    </style:style>
    <style:style style:name="T25" style:family="text">
      <style:text-properties style:font-name="Ubuntu Mono" fo:font-size="12pt" style:text-underline-style="none" officeooo:rsid="005a7323" style:font-size-asian="12pt" style:font-size-complex="12pt"/>
    </style:style>
    <style:style style:name="T26" style:family="text">
      <style:text-properties style:font-name="Ubuntu Mono" fo:font-size="12pt" style:text-underline-style="none" officeooo:rsid="0029c6b8" style:font-size-asian="12pt" style:font-size-complex="12pt"/>
    </style:style>
    <style:style style:name="T27" style:family="text">
      <style:text-properties style:font-name="Ubuntu Mono" fo:font-size="12pt" style:text-underline-style="none" officeooo:rsid="005c6e71" style:font-size-asian="12pt" style:font-size-complex="12pt"/>
    </style:style>
    <style:style style:name="T28" style:family="text">
      <style:text-properties style:font-name="Ubuntu Mono" fo:font-size="12pt" style:text-underline-style="none" officeooo:rsid="00563494" style:font-size-asian="12pt" style:font-size-complex="12pt"/>
    </style:style>
    <style:style style:name="T29" style:family="text">
      <style:text-properties style:font-name="Ubuntu Mono" fo:font-size="12pt" style:text-underline-style="none" officeooo:rsid="00c6ab01" style:font-size-asian="12pt" style:font-size-complex="12pt"/>
    </style:style>
    <style:style style:name="T30" style:family="text">
      <style:text-properties style:font-name="Ubuntu Mono" fo:font-size="12pt" style:text-underline-style="none" style:font-name-asian="Times New Roman" style:font-size-asian="12pt" style:font-name-complex="Times New Roman" style:font-size-complex="12pt"/>
    </style:style>
    <style:style style:name="T31" style:family="text">
      <style:text-properties style:font-name="Ubuntu Mono" fo:font-size="12pt" style:text-underline-style="none" officeooo:rsid="0059292c" style:font-name-asian="Times New Roman" style:font-size-asian="12pt" style:font-name-complex="Times New Roman" style:font-size-complex="12pt"/>
    </style:style>
    <style:style style:name="T32" style:family="text">
      <style:text-properties style:font-name="Ubuntu Mono" fo:font-size="12pt" style:text-underline-style="none" officeooo:rsid="00563494" style:font-name-asian="Times New Roman" style:font-size-asian="12pt" style:font-name-complex="Times New Roman" style:font-size-complex="12pt"/>
    </style:style>
    <style:style style:name="T33" style:family="text">
      <style:text-properties style:font-name="Ubuntu Mono" fo:font-size="12pt" style:text-underline-style="none" officeooo:rsid="0026e9bb" style:font-name-asian="Times New Roman" style:font-size-asian="12pt" style:font-name-complex="Times New Roman" style:font-size-complex="12pt"/>
    </style:style>
    <style:style style:name="T34" style:family="text">
      <style:text-properties style:font-name="Ubuntu Mono" fo:font-size="12pt" style:font-size-asian="12pt" style:font-size-complex="12pt"/>
    </style:style>
    <style:style style:name="T35" style:family="text">
      <style:text-properties style:font-name="Ubuntu Mono" fo:font-size="12pt" officeooo:rsid="00a75969" style:font-size-asian="12pt" style:font-size-complex="12pt"/>
    </style:style>
    <style:style style:name="T36" style:family="text">
      <style:text-properties style:font-name="Ubuntu Mono" fo:font-size="12pt" style:font-name-asian="Times New Roman" style:font-size-asian="12pt" style:font-name-complex="Times New Roman" style:font-size-complex="12pt"/>
    </style:style>
    <style:style style:name="T37" style:family="text">
      <style:text-properties style:font-name="Ubuntu Mono" fo:font-size="12pt" officeooo:rsid="0059292c" style:font-name-asian="Times New Roman" style:font-size-asian="12pt" style:font-name-complex="Times New Roman" style:font-size-complex="12pt"/>
    </style:style>
    <style:style style:name="T38" style:family="text">
      <style:text-properties style:font-name="Ubuntu Mono" fo:font-size="12pt" fo:font-weight="bold" style:font-size-asian="12pt" style:font-weight-asian="bold" style:font-size-complex="12pt" style:font-weight-complex="bold"/>
    </style:style>
    <style:style style:name="T39" style:family="text">
      <style:text-properties style:font-name="Ubuntu Mono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40" style:family="text">
      <style:text-properties style:font-name="Ubuntu Mono" fo:font-size="12pt" fo:font-weight="bold" officeooo:rsid="0059292c" style:font-name-asian="Times New Roman" style:font-size-asian="12pt" style:font-weight-asian="bold" style:font-name-complex="Times New Roman" style:font-size-complex="12pt" style:font-weight-complex="bold"/>
    </style:style>
    <style:style style:name="T41" style:family="text">
      <style:text-properties style:font-name="Ubuntu Mono" fo:font-size="12pt" fo:font-style="italic" style:text-underline-style="none" style:font-name-asian="Times New Roman" style:font-size-asian="12pt" style:font-style-asian="italic" style:font-name-complex="Times New Roman" style:font-size-complex="12pt" style:font-style-complex="italic"/>
    </style:style>
    <style:style style:name="T42" style:family="text">
      <style:text-properties style:font-name="Ubuntu Mono" fo:font-size="12pt" fo:font-style="normal" style:text-underline-style="none" style:font-name-asian="Times New Roman" style:font-size-asian="12pt" style:font-style-asian="normal" style:font-name-complex="Times New Roman" style:font-size-complex="12pt" style:font-style-complex="normal"/>
    </style:style>
    <style:style style:name="T43" style:family="text">
      <style:text-properties style:font-name="Ubuntu Mono" fo:font-size="12pt" fo:font-style="normal" style:text-underline-style="none" officeooo:rsid="00563494" style:font-size-asian="12pt" style:font-style-asian="normal" style:font-size-complex="12pt" style:font-style-complex="normal"/>
    </style:style>
    <style:style style:name="T44" style:family="text">
      <style:text-properties style:font-name="Ubuntu Mono" fo:font-size="12pt" fo:font-style="normal" style:text-underline-style="none" officeooo:rsid="00c6ab01" style:font-size-asian="12pt" style:font-style-asian="normal" style:font-size-complex="12pt" style:font-style-complex="normal"/>
    </style:style>
    <style:style style:name="T45" style:family="text">
      <style:text-properties style:font-name="Ubuntu Mono" style:text-underline-style="none"/>
    </style:style>
    <style:style style:name="T46" style:family="text">
      <style:text-properties style:font-name="Ubuntu Mono" style:text-underline-style="none" officeooo:rsid="005e40ad"/>
    </style:style>
    <style:style style:name="T47" style:family="text">
      <style:text-properties style:font-name="Ubuntu Mono" style:text-underline-style="none" fo:font-weight="bold" style:font-weight-asian="bold" style:font-weight-complex="bold"/>
    </style:style>
    <style:style style:name="T48" style:family="text">
      <style:text-properties style:font-name="Ubuntu Mono" style:text-underline-style="none" fo:font-weight="bold" officeooo:rsid="005e40ad" style:font-weight-asian="bold" style:font-weight-complex="bold"/>
    </style:style>
    <style:style style:name="T49" style:family="text">
      <style:text-properties style:font-name="Ubuntu Mono" style:text-underline-style="none" fo:font-weight="bold" officeooo:rsid="00a75969" style:font-weight-asian="bold" style:font-weight-complex="bold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size="10pt" style:text-underline-style="none" style:font-size-asian="10pt" style:font-size-complex="10pt"/>
    </style:style>
    <style:style style:name="T52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53" style:family="text">
      <style:text-properties style:text-underline-style="none"/>
    </style:style>
    <style:style style:name="T54" style:family="text">
      <style:text-properties style:text-underline-style="none" fo:font-weight="bold" style:font-weight-asian="bold" style:font-weight-complex="bold"/>
    </style:style>
    <style:style style:name="T55" style:family="text">
      <style:text-properties style:text-underline-style="none" fo:font-weight="bold" officeooo:rsid="00a4f9ae" style:font-weight-asian="bold" style:font-weight-complex="bold"/>
    </style:style>
    <style:style style:name="T56" style:family="text">
      <style:text-properties style:text-underline-style="none" fo:font-weight="bold" officeooo:rsid="0085caab" style:font-weight-asian="bold" style:font-weight-complex="bold"/>
    </style:style>
    <style:style style:name="T57" style:family="text">
      <style:text-properties style:text-underline-style="none" fo:font-weight="normal" style:font-weight-asian="normal" style:font-weight-complex="normal"/>
    </style:style>
    <style:style style:name="T58" style:family="text">
      <style:text-properties style:text-underline-style="none" officeooo:rsid="00a554c3"/>
    </style:style>
    <style:style style:name="T59" style:family="text">
      <style:text-properties style:text-underline-style="none" officeooo:rsid="0085caab"/>
    </style:style>
    <style:style style:name="T6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Frame">
      <style:graphic-properties fo:margin-left="0.318cm" fo:margin-right="0.318cm" fo:margin-top="0cm" fo:margin-bottom="0cm" style:run-through="foreground" style:protect="none" style:wrap="run-through" style:number-wrapped-paragraphs="no-limit" style:vertical-pos="from-top" style:vertical-rel="paragraph" style:horizontal-pos="from-left" style:horizontal-rel="paragraph" fo:background-color="#000000" style:background-transparency="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from-top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BINOY T V</text:p>
      <text:p text:style-name="P8"/>
      <text:p text:style-name="P9">Thottekkatte (H), Puranattukara P O, Thrissur, Kerala, 680551, India</text:p>
      <text:p text:style-name="P1"><text:span text:style-name="T34"><draw:frame draw:style-name="fr2" draw:name="Picture" text:anchor-type="as-char" svg:y="-0.452cm" svg:width="0.293cm" svg:height="0.499cm" draw:z-index="0"><draw:image xlink:href="Pictures/100002010000004B00000080B5A7E08B.png" xlink:type="simple" xlink:show="embed" xlink:actuate="onLoad"/></draw:frame></text:span><text:span text:style-name="T34"> </text:span><text:span text:style-name="T38">8943045653</text:span><text:span text:style-name="T34"> <text:s text:c="2"/></text:span><text:span text:style-name="T34"><draw:frame draw:style-name="fr3" draw:name="Image1" text:anchor-type="as-char" svg:y="-0.49cm" svg:width="0.681cm" svg:height="0.681cm" draw:z-index="1"><draw:image xlink:href="Pictures/100002010000008000000080BDDB734F.png" xlink:type="simple" xlink:show="embed" xlink:actuate="onLoad"/></draw:frame></text:span><text:span text:style-name="T34"> </text:span><text:a xlink:type="simple" xlink:href="mailto:binoytv9@gmail.com" text:style-name="Internet_20_link" text:visited-style-name="Visited_20_Internet_20_Link"><text:span text:style-name="Internet_20_link"><text:span text:style-name="T17">binoytv9@gmail.com</text:span></text:span></text:a></text:p>
      <text:p text:style-name="P2"><text:span text:style-name="T1"><draw:frame draw:style-name="fr4" draw:name="Image2" text:anchor-type="as-char" svg:y="-0.474cm" svg:width="0.681cm" svg:height="0.681cm" draw:z-index="5"><draw:image xlink:href="Pictures/1000020100000080000000800D04E91C.png" xlink:type="simple" xlink:show="embed" xlink:actuate="onLoad"/></draw:frame></text:span><text:a xlink:type="simple" xlink:href="https://github.com/binoytv9/" text:style-name="Internet_20_link" text:visited-style-name="Visited_20_Internet_20_Link"><text:span text:style-name="T2">https://github.com/binoytv9</text:span></text:a></text:p>
      <text:p text:style-name="P18"/>
      <text:p text:style-name="P19"><draw:frame draw:style-name="fr1" draw:name="Frame1" text:anchor-type="char" svg:x="-2cm" svg:y="-0.25cm" svg:width="18.921cm" svg:height="0.69cm" draw:z-index="4"><draw:text-box><text:p text:style-name="P22"><text:s/>SUMMARY</text:p></draw:text-box></draw:frame></text:p>
      <text:p text:style-name="P17"><text:tab/><text:span text:style-name="T3">E</text:span><text:span text:style-name="T4">lectronics Engineer</text:span> passionate about Programming. Currently learning <text:span text:style-name="T3">C</text:span><text:span text:style-name="T50">,</text:span><text:span text:style-name="T3"> Python</text:span>, etc by reading books, writing code and participating in MOOC’s. Looking forward to work with a team of enthusiastic programmers preferably on Linux/Open Source based technologies.</text:p>
      <text:p text:style-name="P14">Education</text:p>
      <text:p text:style-name="P5"><text:span text:style-name="T7"><text:tab/></text:span><text:span text:style-name="T6">Government Engineering College, Palakkad, Kerala</text:span></text:p>
      <text:p text:style-name="P4"><text:tab/>B.Tech in Electronics and Communication Engineering,</text:p>
      <text:p text:style-name="P4"><text:tab/>2010 – 14 Batch</text:p>
      <text:p text:style-name="P4"/>
      <text:p text:style-name="P14">Technical Skills</text:p>
      <text:p text:style-name="P5"><text:span text:style-name="T3"><text:tab/></text:span>Languages<text:tab/>: <text:span text:style-name="T3">C</text:span><text:span text:style-name="T50">,</text:span><text:span text:style-name="T3"> Python</text:span>, Exposure <text:span text:style-name="T8">to </text:span><text:span text:style-name="T9">JavaScript, </text:span><text:span text:style-name="T8">Lisp(Scheme), Haskell</text:span></text:p>
      <text:p text:style-name="P12"/>
      <text:p text:style-name="P6"><text:span text:style-name="T8"><text:tab/></text:span><text:span text:style-name="T12">Operating </text:span></text:p>
      <text:p text:style-name="P6"><text:span text:style-name="T12"><text:tab/>System</text:span><text:span text:style-name="T13">s<text:tab/></text:span><text:span text:style-name="T12">: </text:span><text:span text:style-name="T5">Linux</text:span><text:span text:style-name="T12">, Windows</text:span></text:p>
      <text:p text:style-name="P7"/>
      <text:p text:style-name="P10"><text:span text:style-name="T10"><text:tab/></text:span><text:span text:style-name="T11">Version </text:span></text:p>
      <text:p text:style-name="P13"><text:tab/>control<text:tab/>: <text:span text:style-name="T3">Git</text:span></text:p>
      <text:p text:style-name="P11"/>
      <text:p text:style-name="P16"/>
      <text:p text:style-name="P16"><draw:frame draw:style-name="fr1" draw:name="Frame3" text:anchor-type="char" svg:x="-2cm" svg:y="-0.25cm" svg:width="18.921cm" svg:height="0.69cm" draw:z-index="3"><draw:text-box><text:p text:style-name="P23"><text:s/>ONLINE COURSES</text:p></draw:text-box></draw:frame></text:p>
      <text:list xml:id="list2070495989026531357" text:style-name="L1">
        <text:list-header>
          <text:p text:style-name="P26"/>
        </text:list-header>
        <text:list-item>
          <text:p text:style-name="P27"><text:a xlink:type="simple" xlink:href="http://goo.gl/4j49pG" text:style-name="Internet_20_link" text:visited-style-name="Visited_20_Internet_20_Link"><text:span text:style-name="T51">MITx 6.00.1x </text:span></text:a><text:a xlink:type="simple" xlink:href="http://goo.gl/4j49pG" text:style-name="Internet_20_link" text:visited-style-name="Visited_20_Internet_20_Link"><text:span text:style-name="T52">Introduction To Computer Science and Programming Using Python</text:span></text:a><text:a xlink:type="simple" xlink:href="http://goo.gl/4j49pG" text:style-name="Internet_20_link" text:visited-style-name="Visited_20_Internet_20_Link"><text:span text:style-name="T51"> from MITx (Edx)</text:span></text:a></text:p>
        </text:list-item>
      </text:list>
      <text:p text:style-name="P24"/>
      <text:p text:style-name="P24"/>
      <text:p text:style-name="P16"><draw:frame draw:style-name="fr1" draw:name="Frame2" text:anchor-type="char" svg:x="-2cm" svg:y="-0.25cm" svg:width="18.921cm" svg:height="0.69cm" draw:z-index="2"><draw:text-box><text:p text:style-name="P20"><text:s/>LEARNING ACTIVITIES</text:p><text:p text:style-name="P21"/></draw:text-box></draw:frame></text:p>
      <text:p text:style-name="P3"/>
      <text:list xml:id="list1370113636349277304" text:style-name="WWNum6">
        <text:list-item>
          <text:p text:style-name="P35"><text:a xlink:type="simple" xlink:href="https://github.com/binoytv9/implementation-of-simple-unix-commands" text:style-name="Internet_20_link" text:visited-style-name="Visited_20_Internet_20_Link"><text:span text:style-name="T53">Implemented simple </text:span></text:a><text:a xlink:type="simple" xlink:href="https://github.com/binoytv9/implementation-of-simple-unix-commands" text:style-name="Internet_20_link" text:visited-style-name="Visited_20_Internet_20_Link"><text:span text:style-name="T55">UNIX</text:span></text:a><text:a xlink:type="simple" xlink:href="https://github.com/binoytv9/implementation-of-simple-unix-commands" text:style-name="Internet_20_link" text:visited-style-name="Visited_20_Internet_20_Link"><text:span text:style-name="T54"> commands</text:span></text:a><text:a xlink:type="simple" xlink:href="https://github.com/binoytv9/implementation-of-simple-unix-commands" text:style-name="Internet_20_link" text:visited-style-name="Visited_20_Internet_20_Link"><text:span text:style-name="T53"> in C</text:span></text:a><text:line-break/></text:p>
        </text:list-item>
        <text:list-item>
          <text:p text:style-name="P36"><text:a xlink:type="simple" xlink:href="https://github.com/binoytv9/eXtensible-Markup-Language-intro" text:style-name="Internet_20_link" text:visited-style-name="Visited_20_Internet_20_Link"><text:span text:style-name="T53">Introduction to </text:span></text:a><text:a xlink:type="simple" xlink:href="https://github.com/binoytv9/eXtensible-Markup-Language-intro" text:style-name="Internet_20_link" text:visited-style-name="Visited_20_Internet_20_Link"><text:span text:style-name="T54">XML</text:span></text:a><text:line-break/></text:p>
        </text:list-item>
        <text:list-item>
          <text:p text:style-name="P37"><text:a xlink:type="simple" xlink:href="https://github.com/binoytv9/the-little-book-of-semaphores-by-Allen-B-Downey" text:style-name="Internet_20_link" text:visited-style-name="Visited_20_Internet_20_Link"><text:span text:style-name="T53">Implemented some examples of “</text:span></text:a><text:a xlink:type="simple" xlink:href="https://github.com/binoytv9/the-little-book-of-semaphores-by-Allen-B-Downey" text:style-name="Internet_20_link" text:visited-style-name="Visited_20_Internet_20_Link"><text:span text:style-name="T54">The Little Book Of Semaphores</text:span></text:a><text:a xlink:type="simple" xlink:href="https://github.com/binoytv9/the-little-book-of-semaphores-by-Allen-B-Downey" text:style-name="Internet_20_link" text:visited-style-name="Visited_20_Internet_20_Link"><text:span text:style-name="T53">” by Allen B Downey in C using </text:span></text:a><text:a xlink:type="simple" xlink:href="https://github.com/binoytv9/the-little-book-of-semaphores-by-Allen-B-Downey" text:style-name="Internet_20_link" text:visited-style-name="Visited_20_Internet_20_Link"><text:span text:style-name="T57">pthread</text:span></text:a><text:a xlink:type="simple" xlink:href="https://github.com/binoytv9/the-little-book-of-semaphores-by-Allen-B-Downey" text:style-name="Internet_20_link" text:visited-style-name="Visited_20_Internet_20_Link"><text:span text:style-name="T53"> and </text:span></text:a><text:a xlink:type="simple" xlink:href="https://github.com/binoytv9/the-little-book-of-semaphores-by-Allen-B-Downey" text:style-name="Internet_20_link" text:visited-style-name="Visited_20_Internet_20_Link"><text:span text:style-name="T61">semaphore</text:span></text:a><text:span text:style-name="T57"><text:line-break/></text:span></text:p>
        </text:list-item>
        <text:list-item>
          <text:p text:style-name="P38"><text:a xlink:type="simple" xlink:href="https://github.com/binoytv9/linux-threads" text:style-name="Internet_20_link" text:visited-style-name="Visited_20_Internet_20_Link"><text:span text:style-name="T53">Introduction to </text:span></text:a><text:a xlink:type="simple" xlink:href="https://github.com/binoytv9/linux-threads" text:style-name="Internet_20_link" text:visited-style-name="Visited_20_Internet_20_Link"><text:span text:style-name="T58">Linux</text:span></text:a><text:a xlink:type="simple" xlink:href="https://github.com/binoytv9/linux-threads" text:style-name="Internet_20_link" text:visited-style-name="Visited_20_Internet_20_Link"><text:span text:style-name="T54"> threads</text:span></text:a><text:line-break/></text:p>
        </text:list-item>
        <text:list-item>
          <text:p text:style-name="P39"><text:a xlink:type="simple" xlink:href="https://github.com/binoytv9/experimenting-with-ptrace-system-call" text:style-name="Internet_20_link" text:visited-style-name="Visited_20_Internet_20_Link"><text:span text:style-name="T53">Experimenting with </text:span></text:a><text:a xlink:type="simple" xlink:href="https://github.com/binoytv9/experimenting-with-ptrace-system-call" text:style-name="Internet_20_link" text:visited-style-name="Visited_20_Internet_20_Link"><text:span text:style-name="T54">ptrace</text:span></text:a><text:a xlink:type="simple" xlink:href="https://github.com/binoytv9/experimenting-with-ptrace-system-call" text:style-name="Internet_20_link" text:visited-style-name="Visited_20_Internet_20_Link"><text:span text:style-name="T53"> system call</text:span></text:a><text:line-break/></text:p>
        </text:list-item>
        <text:list-item>
          <text:p text:style-name="P40"><text:a xlink:type="simple" xlink:href="https://github.com/binoytv9/Unix-Inter-Process-Communication" text:style-name="Internet_20_link" text:visited-style-name="Visited_20_Internet_20_Link"><text:span text:style-name="T59">Unix </text:span></text:a><text:a xlink:type="simple" xlink:href="https://github.com/binoytv9/Unix-Inter-Process-Communication" text:style-name="Internet_20_link" text:visited-style-name="Visited_20_Internet_20_Link"><text:span text:style-name="T56">Inter Process Communication</text:span></text:a><text:line-break/></text:p>
        </text:list-item>
        <text:list-item>
          <text:p text:style-name="P41"><text:a xlink:type="simple" xlink:href="https://github.com/binoytv9/chat-using-select-system-call" text:style-name="Internet_20_link" text:visited-style-name="Visited_20_Internet_20_Link"><text:span text:style-name="T46">A simple </text:span></text:a><text:a xlink:type="simple" xlink:href="https://github.com/binoytv9/chat-using-select-system-call" text:style-name="Internet_20_link" text:visited-style-name="Visited_20_Internet_20_Link"><text:span text:style-name="T48">full duplex chat program</text:span></text:a><text:a xlink:type="simple" xlink:href="https://github.com/binoytv9/chat-using-select-system-call" text:style-name="Internet_20_link" text:visited-style-name="Visited_20_Internet_20_Link"><text:span text:style-name="T46"> using the </text:span></text:a><text:a xlink:type="simple" xlink:href="https://github.com/binoytv9/chat-using-select-system-call" text:style-name="Internet_20_link" text:visited-style-name="Visited_20_Internet_20_Link"><text:span text:style-name="T48">select</text:span></text:a><text:a xlink:type="simple" xlink:href="https://github.com/binoytv9/chat-using-select-system-call" text:style-name="Internet_20_link" text:visited-style-name="Visited_20_Internet_20_Link"><text:span text:style-name="T46"> system call in C</text:span></text:a><text:span text:style-name="T15"><text:line-break/></text:span></text:p>
        </text:list-item>
        <text:list-item>
          <text:p text:style-name="P30"><text:soft-page-break/><text:a xlink:type="simple" xlink:href="https://github.com/binoytv9/simple-udp-chat-program" text:style-name="Internet_20_link" text:visited-style-name="Visited_20_Internet_20_Link"><text:span text:style-name="T46">A simple </text:span></text:a><text:a xlink:type="simple" xlink:href="https://github.com/binoytv9/simple-udp-chat-program" text:style-name="Internet_20_link" text:visited-style-name="Visited_20_Internet_20_Link"><text:span text:style-name="T48">half duplex chat program</text:span></text:a><text:a xlink:type="simple" xlink:href="https://github.com/binoytv9/simple-udp-chat-program" text:style-name="Internet_20_link" text:visited-style-name="Visited_20_Internet_20_Link"><text:span text:style-name="T46"> using UDP in C</text:span></text:a><text:span text:style-name="T15"><text:line-break/></text:span></text:p>
        </text:list-item>
        <text:list-item>
          <text:p text:style-name="P31"><text:a xlink:type="simple" xlink:href="https://github.com/binoytv9/simple-http-server" text:style-name="Internet_20_link" text:visited-style-name="Visited_20_Internet_20_Link"><text:span text:style-name="T45">A simple </text:span></text:a><text:a xlink:type="simple" xlink:href="https://github.com/binoytv9/simple-http-server" text:style-name="Internet_20_link" text:visited-style-name="Visited_20_Internet_20_Link"><text:span text:style-name="T49">HTTP</text:span></text:a><text:a xlink:type="simple" xlink:href="https://github.com/binoytv9/simple-http-server" text:style-name="Internet_20_link" text:visited-style-name="Visited_20_Internet_20_Link"><text:span text:style-name="T47"> server</text:span></text:a><text:a xlink:type="simple" xlink:href="https://github.com/binoytv9/simple-http-server" text:style-name="Internet_20_link" text:visited-style-name="Visited_20_Internet_20_Link"><text:span text:style-name="T45"> in C</text:span></text:a><text:span text:style-name="T14"><text:line-break/></text:span></text:p>
        </text:list-item>
        <text:list-item>
          <text:p text:style-name="P32"><text:a xlink:type="simple" xlink:href="https://github.com/binoytv9/Network-Programming" text:style-name="Internet_20_link" text:visited-style-name="Visited_20_Internet_20_Link"><text:span text:style-name="T48">Network Programming basics</text:span></text:a><text:a xlink:type="simple" xlink:href="https://github.com/binoytv9/Network-Programming" text:style-name="Internet_20_link" text:visited-style-name="Visited_20_Internet_20_Link"><text:span text:style-name="T46">. Client-Server communication using UDP and TCP.</text:span></text:a><text:span text:style-name="T16"><text:line-break/></text:span></text:p>
        </text:list-item>
        <text:list-item>
          <text:p text:style-name="P32"><text:a xlink:type="simple" xlink:href="https://github.com/binoytv9/a-simple-Unix-Shell" text:style-name="Internet_20_link" text:visited-style-name="Visited_20_Internet_20_Link"><text:span text:style-name="T24">Implemented a </text:span></text:a><text:a xlink:type="simple" xlink:href="https://github.com/binoytv9/a-simple-Unix-Shell" text:style-name="Internet_20_link" text:visited-style-name="Visited_20_Internet_20_Link"><text:span text:style-name="T25">toy </text:span></text:a><text:a xlink:type="simple" xlink:href="https://github.com/binoytv9/a-simple-Unix-Shell" text:style-name="Internet_20_link" text:visited-style-name="Visited_20_Internet_20_Link"><text:span text:style-name="T18">Unix</text:span></text:a><text:a xlink:type="simple" xlink:href="https://github.com/binoytv9/a-simple-Unix-Shell" text:style-name="Internet_20_link" text:visited-style-name="Visited_20_Internet_20_Link"><text:span text:style-name="T17"> shell</text:span></text:a><text:a xlink:type="simple" xlink:href="https://github.com/binoytv9/a-simple-Unix-Shell" text:style-name="Internet_20_link" text:visited-style-name="Visited_20_Internet_20_Link"><text:span text:style-name="T24"> using C and Python</text:span></text:a><text:span text:style-name="T34"><text:line-break/></text:span></text:p>
        </text:list-item>
        <text:list-item>
          <text:p text:style-name="P28"><text:a xlink:type="simple" xlink:href="https://github.com/binoytv9/The-Linux-Programming-Interface-by-Michael-Kerrisk" text:style-name="Internet_20_link" text:visited-style-name="Visited_20_Internet_20_Link"><text:span text:style-name="T26">Read </text:span></text:a><text:a xlink:type="simple" xlink:href="https://github.com/binoytv9/The-Linux-Programming-Interface-by-Michael-Kerrisk" text:style-name="Internet_20_link" text:visited-style-name="Visited_20_Internet_20_Link"><text:span text:style-name="T27">parts of the</text:span></text:a><text:a xlink:type="simple" xlink:href="https://github.com/binoytv9/The-Linux-Programming-Interface-by-Michael-Kerrisk" text:style-name="Internet_20_link" text:visited-style-name="Visited_20_Internet_20_Link"><text:span text:style-name="T26"> book “</text:span></text:a><text:a xlink:type="simple" xlink:href="https://github.com/binoytv9/The-Linux-Programming-Interface-by-Michael-Kerrisk" text:style-name="Internet_20_link" text:visited-style-name="Visited_20_Internet_20_Link"><text:span text:style-name="T19">The Linux Programming Interface</text:span></text:a><text:a xlink:type="simple" xlink:href="https://github.com/binoytv9/The-Linux-Programming-Interface-by-Michael-Kerrisk" text:style-name="Internet_20_link" text:visited-style-name="Visited_20_Internet_20_Link"><text:span text:style-name="T26">” by Michael Kerrisk and worked out its examples and exercises</text:span></text:a></text:p>
          <text:p text:style-name="P33"/>
        </text:list-item>
        <text:list-item>
          <text:p text:style-name="P28"><text:span text:style-name="T28">Implemented a simple </text:span><text:span text:style-name="T20">logic circuit simulation</text:span><text:span text:style-name="T28"> program in </text:span><text:a xlink:type="simple" xlink:href="https://github.com/binoytv9/Logic-Circuits-in-C" text:style-name="Internet_20_link" text:visited-style-name="Visited_20_Internet_20_Link"><text:span text:style-name="T43">C</text:span></text:a><text:span text:style-name="T28"> </text:span><text:span text:style-name="T29">and </text:span><text:a xlink:type="simple" xlink:href="https://github.com/binoytv9/Logic-Circuits-in-javaScript" text:style-name="Internet_20_link" text:visited-style-name="Visited_20_Internet_20_Link"><text:span text:style-name="T44">JavaScript</text:span></text:a><text:span text:style-name="T35"><text:line-break/></text:span></text:p>
        </text:list-item>
        <text:list-item>
          <text:p text:style-name="P34"><text:a xlink:type="simple" xlink:href="https://github.com/binoytv9/eloquent-javascript" text:style-name="Internet_20_link" text:visited-style-name="Visited_20_Internet_20_Link"><text:span text:style-name="T24">Read the book “</text:span></text:a><text:a xlink:type="simple" xlink:href="https://github.com/binoytv9/eloquent-javascript" text:style-name="Internet_20_link" text:visited-style-name="Visited_20_Internet_20_Link"><text:span text:style-name="T17">Eloquent JavaScript</text:span></text:a><text:a xlink:type="simple" xlink:href="https://github.com/binoytv9/eloquent-javascript" text:style-name="Internet_20_link" text:visited-style-name="Visited_20_Internet_20_Link"><text:span text:style-name="T24">” by Marijn Haverbeke and worked out its examples and exercises</text:span></text:a><text:span text:style-name="T34"><text:line-break/></text:span></text:p>
        </text:list-item>
        <text:list-item>
          <text:p text:style-name="P29"><text:a xlink:type="simple" xlink:href="https://github.com/binoytv9/dive-into-python" text:style-name="Internet_20_link" text:visited-style-name="Visited_20_Internet_20_Link"><text:span text:style-name="T30">Read “</text:span></text:a><text:a xlink:type="simple" xlink:href="https://github.com/binoytv9/dive-into-python" text:style-name="Internet_20_link" text:visited-style-name="Visited_20_Internet_20_Link"><text:span text:style-name="T21">Dive into Python</text:span></text:a><text:a xlink:type="simple" xlink:href="https://github.com/binoytv9/dive-into-python" text:style-name="Internet_20_link" text:visited-style-name="Visited_20_Internet_20_Link"><text:span text:style-name="T30">” and solved its examples and exercises</text:span></text:a><text:span text:style-name="T36"><text:line-break/></text:span></text:p>
        </text:list-item>
        <text:list-item>
          <text:p text:style-name="P29"><text:a xlink:type="simple" xlink:href="https://github.com/binoytv9/lisp-interpreter-in-c" text:style-name="Internet_20_link" text:visited-style-name="Visited_20_Internet_20_Link"><text:span text:style-name="T30">Studied Python code for </text:span></text:a><text:a xlink:type="simple" xlink:href="https://github.com/binoytv9/lisp-interpreter-in-c" text:style-name="Internet_20_link" text:visited-style-name="Visited_20_Internet_20_Link"><text:span text:style-name="T21">Lisp interpreter</text:span></text:a><text:a xlink:type="simple" xlink:href="https://github.com/binoytv9/lisp-interpreter-in-c" text:style-name="Internet_20_link" text:visited-style-name="Visited_20_Internet_20_Link"><text:span text:style-name="T30"> by Peter Norvig and converted it into C</text:span></text:a><text:span text:style-name="T36"><text:line-break/></text:span></text:p>
        </text:list-item>
        <text:list-item>
          <text:p text:style-name="P29"><text:a xlink:type="simple" xlink:href="https://github.com/binoytv9/sicp-solutions" text:style-name="Internet_20_link" text:visited-style-name="Visited_20_Internet_20_Link"><text:span text:style-name="T30">Studied </text:span></text:a><text:a xlink:type="simple" xlink:href="https://github.com/binoytv9/sicp-solutions" text:style-name="Internet_20_link" text:visited-style-name="Visited_20_Internet_20_Link"><text:span text:style-name="T23">Scheme</text:span></text:a><text:a xlink:type="simple" xlink:href="https://github.com/binoytv9/sicp-solutions" text:style-name="Internet_20_link" text:visited-style-name="Visited_20_Internet_20_Link"><text:span text:style-name="T30"> from "</text:span></text:a><text:a xlink:type="simple" xlink:href="https://github.com/binoytv9/sicp-solutions" text:style-name="Internet_20_link" text:visited-style-name="Visited_20_Internet_20_Link"><text:span text:style-name="T21">Structure and Interpretation of Computer Programs</text:span></text:a><text:a xlink:type="simple" xlink:href="https://github.com/binoytv9/sicp-solutions" text:style-name="Internet_20_link" text:visited-style-name="Visited_20_Internet_20_Link"><text:span text:style-name="T30">"</text:span></text:a><text:span text:style-name="T36"><text:line-break/></text:span></text:p>
        </text:list-item>
        <text:list-item>
          <text:p text:style-name="P29"><text:a xlink:type="simple" xlink:href="https://github.com/binoytv9/Think-Python-by-Allen-B-Downey--Exercises" text:style-name="Internet_20_link" text:visited-style-name="Visited_20_Internet_20_Link"><text:span text:style-name="T30">Read “</text:span></text:a><text:a xlink:type="simple" xlink:href="https://github.com/binoytv9/Think-Python-by-Allen-B-Downey--Exercises" text:style-name="Internet_20_link" text:visited-style-name="Visited_20_Internet_20_Link"><text:span text:style-name="T21">Think Python</text:span></text:a><text:a xlink:type="simple" xlink:href="https://github.com/binoytv9/Think-Python-by-Allen-B-Downey--Exercises" text:style-name="Internet_20_link" text:visited-style-name="Visited_20_Internet_20_Link"><text:span text:style-name="T30">” and solved its examples and exercises</text:span></text:a><text:span text:style-name="T36"><text:line-break/></text:span></text:p>
        </text:list-item>
        <text:list-item>
          <text:p text:style-name="P29"><text:a xlink:type="simple" xlink:href="https://github.com/binoytv9/google-python-exercises" text:style-name="Internet_20_link" text:visited-style-name="Visited_20_Internet_20_Link"><text:span text:style-name="T30">Worked out the exercises and sample code provided in the “</text:span></text:a><text:a xlink:type="simple" xlink:href="https://github.com/binoytv9/google-python-exercises" text:style-name="Internet_20_link" text:visited-style-name="Visited_20_Internet_20_Link"><text:span text:style-name="T21">Google’s Python</text:span></text:a><text:a xlink:type="simple" xlink:href="https://github.com/binoytv9/google-python-exercises" text:style-name="Internet_20_link" text:visited-style-name="Visited_20_Internet_20_Link"><text:span text:style-name="T30"> Class”</text:span></text:a><text:span text:style-name="T36"><text:line-break/></text:span></text:p>
        </text:list-item>
        <text:list-item>
          <text:p text:style-name="P29"><text:a xlink:type="simple" xlink:href="https://github.com/binoytv9/problem-solving-with-algorithms-and-data-structures" text:style-name="Internet_20_link" text:visited-style-name="Visited_20_Internet_20_Link"><text:span text:style-name="T30">Studied the </text:span></text:a><text:a xlink:type="simple" xlink:href="https://github.com/binoytv9/problem-solving-with-algorithms-and-data-structures" text:style-name="Internet_20_link" text:visited-style-name="Visited_20_Internet_20_Link"><text:span text:style-name="T33">eBook</text:span></text:a><text:a xlink:type="simple" xlink:href="https://github.com/binoytv9/problem-solving-with-algorithms-and-data-structures" text:style-name="Internet_20_link" text:visited-style-name="Visited_20_Internet_20_Link"><text:span text:style-name="T30"> "</text:span></text:a><text:a xlink:type="simple" xlink:href="https://github.com/binoytv9/problem-solving-with-algorithms-and-data-structures" text:style-name="Internet_20_link" text:visited-style-name="Visited_20_Internet_20_Link"><text:span text:style-name="T21">Problem Solving with Algorithms and Data Structures</text:span></text:a><text:a xlink:type="simple" xlink:href="https://github.com/binoytv9/problem-solving-with-algorithms-and-data-structures" text:style-name="Internet_20_link" text:visited-style-name="Visited_20_Internet_20_Link"><text:span text:style-name="T30">” and solved its exercises</text:span></text:a><text:span text:style-name="T36"><text:line-break/></text:span></text:p>
        </text:list-item>
        <text:list-item>
          <text:p text:style-name="P29"><text:a xlink:type="simple" xlink:href="https://github.com/binoytv9/huffman-data-compression-in-c" text:style-name="Internet_20_link" text:visited-style-name="Visited_20_Internet_20_Link"><text:span text:style-name="T30">Studied the Python code for </text:span></text:a><text:a xlink:type="simple" xlink:href="https://github.com/binoytv9/huffman-data-compression-in-c" text:style-name="Internet_20_link" text:visited-style-name="Visited_20_Internet_20_Link"><text:span text:style-name="T21">Huffman Data Compression</text:span></text:a><text:a xlink:type="simple" xlink:href="https://github.com/binoytv9/huffman-data-compression-in-c" text:style-name="Internet_20_link" text:visited-style-name="Visited_20_Internet_20_Link"><text:span text:style-name="T30"> and converted it into C</text:span></text:a><text:span text:style-name="T36"><text:line-break/></text:span></text:p>
        </text:list-item>
        <text:list-item>
          <text:p text:style-name="P29"><text:a xlink:type="simple" xlink:href="https://github.com/binoytv9/water-bucket-problems-in-c" text:style-name="Internet_20_link" text:visited-style-name="Visited_20_Internet_20_Link"><text:span text:style-name="T30">Studied the Python code for “</text:span></text:a><text:a xlink:type="simple" xlink:href="https://github.com/binoytv9/water-bucket-problems-in-c" text:style-name="Internet_20_link" text:visited-style-name="Visited_20_Internet_20_Link"><text:span text:style-name="T21">Water bucket problem</text:span></text:a><text:a xlink:type="simple" xlink:href="https://github.com/binoytv9/water-bucket-problems-in-c" text:style-name="Internet_20_link" text:visited-style-name="Visited_20_Internet_20_Link"><text:span text:style-name="T30">” and converted it into C</text:span></text:a><text:span text:style-name="T36"><text:line-break/></text:span></text:p>
        </text:list-item>
        <text:list-item>
          <text:p text:style-name="P29"><text:a xlink:type="simple" xlink:href="https://github.com/binoytv9/log-puzzle-in-c" text:style-name="Internet_20_link" text:visited-style-name="Visited_20_Internet_20_Link"><text:span text:style-name="T30">Converted the “</text:span></text:a><text:a xlink:type="simple" xlink:href="https://github.com/binoytv9/log-puzzle-in-c" text:style-name="Internet_20_link" text:visited-style-name="Visited_20_Internet_20_Link"><text:span text:style-name="T21">Log Puzzle</text:span></text:a><text:a xlink:type="simple" xlink:href="https://github.com/binoytv9/log-puzzle-in-c" text:style-name="Internet_20_link" text:visited-style-name="Visited_20_Internet_20_Link"><text:span text:style-name="T30">” exercise in Google’s Python Class into C</text:span></text:a></text:p>
        </text:list-item>
      </text:list>
      <text:p text:style-name="P15"/>
      <text:list xml:id="list225054615131296" text:continue-numbering="true" text:style-name="WWNum6">
        <text:list-item>
          <text:p text:style-name="P29"><text:a xlink:type="simple" xlink:href="https://github.com/binoytv9/python-anandology" text:style-name="Internet_20_link" text:visited-style-name="Visited_20_Internet_20_Link"><text:span text:style-name="T30">Read the “</text:span></text:a><text:a xlink:type="simple" xlink:href="https://github.com/binoytv9/python-anandology" text:style-name="Internet_20_link" text:visited-style-name="Visited_20_Internet_20_Link"><text:span text:style-name="T21">Python Practice Book</text:span></text:a><text:a xlink:type="simple" xlink:href="https://github.com/binoytv9/python-anandology" text:style-name="Internet_20_link" text:visited-style-name="Visited_20_Internet_20_Link"><text:span text:style-name="T30">” (http://anandology.com/python-practice-book/) and solved its exercises</text:span></text:a><text:span text:style-name="T36"><text:line-break/></text:span></text:p>
        </text:list-item>
        <text:list-item>
          <text:p text:style-name="P29"><text:a xlink:type="simple" xlink:href="https://github.com/binoytv9/linked-list-cslibrary.stanford.edu-doc-103-and-105" text:style-name="Internet_20_link" text:visited-style-name="Visited_20_Internet_20_Link"><text:span text:style-name="T30">Solved the </text:span></text:a><text:a xlink:type="simple" xlink:href="https://github.com/binoytv9/linked-list-cslibrary.stanford.edu-doc-103-and-105" text:style-name="Internet_20_link" text:visited-style-name="Visited_20_Internet_20_Link"><text:span text:style-name="T23">Stanford CS library linked list</text:span></text:a><text:a xlink:type="simple" xlink:href="https://github.com/binoytv9/linked-list-cslibrary.stanford.edu-doc-103-and-105" text:style-name="Internet_20_link" text:visited-style-name="Visited_20_Internet_20_Link"><text:span text:style-name="T31"> problems</text:span></text:a><text:a xlink:type="simple" xlink:href="https://github.com/binoytv9/linked-list-cslibrary.stanford.edu-doc-103-and-105" text:style-name="Internet_20_link" text:visited-style-name="Visited_20_Internet_20_Link"><text:span text:style-name="T30"> </text:span></text:a><text:a xlink:type="simple" xlink:href="https://github.com/binoytv9/linked-list-cslibrary.stanford.edu-doc-103-and-105" text:style-name="Internet_20_link" text:visited-style-name="Visited_20_Internet_20_Link"><text:span text:style-name="T42">(http://cslibrary.stanford.edu/103, http://cslibrary.stanford.edu/105/) in C</text:span></text:a><text:span text:style-name="T30"><text:line-break/></text:span></text:p>
        </text:list-item>
        <text:list-item>
          <text:p text:style-name="P29"><text:span text:style-name="T36">Solved the </text:span><text:span text:style-name="T40">Stanford CS library </text:span><text:span text:style-name="T39">Binary Tree</text:span><text:span text:style-name="T36"> </text:span><text:span text:style-name="T37">exercises </text:span><text:span text:style-name="T36">(http://cslibrary.stanford.edu/110) in both </text:span><text:a xlink:type="simple" xlink:href="https://github.com/binoytv9/binary-trees-cslibrary.stanford.edu-doc-110" text:style-name="Internet_20_link" text:visited-style-name="Visited_20_Internet_20_Link"><text:span text:style-name="T42">C</text:span></text:a><text:span text:style-name="T30"> and </text:span><text:a xlink:type="simple" xlink:href="https://github.com/binoytv9/binary-trees-cslibrary.stanford.edu-110-in-python" text:style-name="Internet_20_link" text:visited-style-name="Visited_20_Internet_20_Link"><text:span text:style-name="T42">Python</text:span></text:a><text:span text:style-name="T30"><text:line-break/></text:span></text:p>
        </text:list-item>
        <text:list-item>
          <text:p text:style-name="P29"><text:a xlink:type="simple" xlink:href="https://github.com/binoytv9/the-c-programming-language-Ritchie-Kernighan" text:style-name="Internet_20_link" text:visited-style-name="Visited_20_Internet_20_Link"><text:span text:style-name="T31">Worked out</text:span></text:a><text:a xlink:type="simple" xlink:href="https://github.com/binoytv9/the-c-programming-language-Ritchie-Kernighan" text:style-name="Internet_20_link" text:visited-style-name="Visited_20_Internet_20_Link"><text:span text:style-name="T30"> the sample code and the </text:span></text:a><text:a xlink:type="simple" xlink:href="https://github.com/binoytv9/the-c-programming-language-Ritchie-Kernighan" text:style-name="Internet_20_link" text:visited-style-name="Visited_20_Internet_20_Link"><text:span text:style-name="T32">solved the </text:span></text:a><text:a xlink:type="simple" xlink:href="https://github.com/binoytv9/the-c-programming-language-Ritchie-Kernighan" text:style-name="Internet_20_link" text:visited-style-name="Visited_20_Internet_20_Link"><text:span text:style-name="T30">exercises in </text:span></text:a><text:a xlink:type="simple" xlink:href="https://github.com/binoytv9/the-c-programming-language-Ritchie-Kernighan" text:style-name="Internet_20_link" text:visited-style-name="Visited_20_Internet_20_Link"><text:span text:style-name="T22">K&amp;R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Ubuntu Mono" svg:font-family="'Ubuntu Mono'" style:font-pitch="fixed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2pt" style:language-asian="en" style:country-asian="US" style:font-name-complex="Lohit Hindi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en" fo:country="US" style:letter-kerning="true" style:font-name-asian="WenQuanYi Micro Hei" style:font-size-asian="12pt" style:language-asian="en" style:country-asian="US" style:font-name-complex="Lohit Hindi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Normal1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Normal1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Normal1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3" style:display-name="Heading 3" style:family="paragraph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Normal1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a" fo:hyphenate="false" fo:hyphenation-remain-char-count="2" fo:hyphenation-push-char-count="2"/>
    </style:style>
    <style:style style:name="caption" style:family="paragraph" style:parent-style-name="Normal1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Frame_20_contents" style:display-name="Frame contents" style:family="paragraph" style:parent-style-name="Text_20_body" style:default-outline-level="" style:class="extra"/>
    <style:style style:name="Table_20_Contents" style:display-name="Table Contents" style:family="paragraph" style:parent-style-name="Standard" style:class="extra"/>
    <style:style style:name="Text" style:family="paragraph" style:parent-style-name="Caption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0.365cm" fo:margin-left="1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space" fo:text-indent="-0.635cm" fo:margin-left="2.54cm"/>
        </style:list-level-properties>
        <style:text-properties style:font-name="Star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369cm" style:layout-grid-ruby-height="0.055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ECL01</meta:initial-creator>
    <meta:editing-cycles>249</meta:editing-cycles>
    <meta:print-date>2015-01-13T09:01:00</meta:print-date>
    <meta:creation-date>2014-11-30T06:39:00</meta:creation-date>
    <dc:date>2015-03-24T22:50:54.309628118</dc:date>
    <dc:language>en-IN</dc:language>
    <meta:editing-duration>PT5H48M30S</meta:editing-duration>
    <meta:generator>LibreOffice/4.3.2.2$Linux_X86_64 LibreOffice_project/430m0$Build-2</meta:generator>
    <meta:document-statistic meta:table-count="0" meta:image-count="3" meta:object-count="0" meta:page-count="2" meta:paragraph-count="48" meta:word-count="420" meta:character-count="2732" meta:non-whitespace-character-count="234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